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officeooo:paragraph-rsid="00097992" style:font-style-asian="italic" style:font-style-complex="italic"/>
    </style:style>
    <style:style style:name="P5" style:family="paragraph" style:parent-style-name="Standard">
      <style:text-properties officeooo:paragraph-rsid="00097992"/>
    </style:style>
    <style:style style:name="P6" style:family="paragraph" style:parent-style-name="Standard">
      <style:text-properties fo:color="#008000"/>
    </style:style>
    <style:style style:name="P7" style:family="paragraph" style:parent-style-name="Standard">
      <style:text-properties fo:color="#008000" officeooo:paragraph-rsid="0009f3c7"/>
    </style:style>
    <style:style style:name="T1" style:family="text">
      <style:text-properties officeooo:rsid="0009799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97992"/>
    </style:style>
    <style:style style:name="T4" style:family="text">
      <style:text-properties style:text-underline-style="solid" style:text-underline-width="auto" style:text-underline-color="font-color" officeooo:rsid="0009f3c7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officeooo:rsid="0009f3c7"/>
    </style:style>
    <style:style style:name="T7" style:family="text">
      <style:text-properties fo:color="#008000" officeooo:rsid="0009f3c7"/>
    </style:style>
    <style:style style:name="T8" style:family="text">
      <style:text-properties fo:color="#008000" officeooo:rsid="000bcf01"/>
    </style:style>
    <style:style style:name="T9" style:family="text">
      <style:text-properties officeooo:rsid="000bcf01"/>
    </style:style>
    <style:style style:name="T10" style:family="text">
      <style:text-properties officeooo:rsid="000bd72b"/>
    </style:style>
    <style:style style:name="T11" style:family="text">
      <style:text-properties officeooo:rsid="000e00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LLE ATTIVITÀ PER LA CREAZIONE DI UN SITO WEB</text:p>
      <text:p text:style-name="P1"/>
      <text:p text:style-name="Standard"/>
      <text:p text:style-name="Standard">Otten<text:span text:style-name="T10">uto</text:span> il mandato per la creazione di un sito web...</text:p>
      <text:p text:style-name="Standard"/>
      <text:p text:style-name="P2">Fase 1 – Definizione dei requisiti</text:p>
      <text:p text:style-name="Standard">Incontrare il committente e<text:span text:style-name="T1">d</text:span> <text:s/>intervista <text:span text:style-name="T1">(</text:span><text:span text:style-name="T3">template intervista al committente</text:span><text:span text:style-name="T1">)</text:span></text:p>
      <text:p text:style-name="P5">Redigere e spedire la prima versione del Documento dei requisiti <text:span text:style-name="T1">(</text:span><text:span text:style-name="T3">template documento dei requisiti</text:span><text:span text:style-name="T1">)</text:span></text:p>
      <text:p text:style-name="P3">Milestone 1- Redigere e spedire la <text:span text:style-name="T1">prima</text:span> versione del Documento dei requisiti</text:p>
      <text:p text:style-name="P5">Creare e spedire un diagramma di Gantt per descrivere l'attività di progetto e le tempistiche <text:span text:style-name="T1">(</text:span><text:span text:style-name="T3">template diagramma di Gantt</text:span><text:span text:style-name="T1">)</text:span></text:p>
      <text:p text:style-name="Standard"/>
      <text:p text:style-name="Standard">Registrazione del dominio</text:p>
      <text:p text:style-name="Standard">Attivazione dell'hosting web</text:p>
      <text:p text:style-name="Standard">Creazione della casella mail e invio dati mail al committente</text:p>
      <text:p text:style-name="Standard"/>
      <text:p text:style-name="P2">Fase 2 – Web design</text:p>
      <text:p text:style-name="P5">Creare una mappa definitiva del sito <text:s/><text:span text:style-name="T1">(</text:span><text:span text:style-name="T3">template mappa del sito</text:span><text:span text:style-name="T1">) </text:span><text:span text:style-name="T11">con indicazione dei contenuti</text:span></text:p>
      <text:p text:style-name="P5">Creare le gabbie logiche definitive della home page e di una generica pagina di secondo livello <text:span text:style-name="T1">(</text:span><text:span text:style-name="T3">template gabbie logiche)</text:span></text:p>
      <text:p text:style-name="Standard">Creare il <text:span text:style-name="T2">prototipo di navigazione</text:span> con etichette definitive</text:p>
      <text:p text:style-name="P7"><text:span text:style-name="T6">Creare una lista di parole chiave a loro analisi (</text:span><text:span text:style-name="T4">template analisi keyword</text:span><text:span text:style-name="T6">)</text:span></text:p>
      <text:p text:style-name="P3">Milestone 2 – <text:span text:style-name="T1">Invio, v</text:span>erifica e convalida del prototipo di navigazione. <text:span text:style-name="T7">Invio, verifica e convalida del d</text:span><text:span text:style-name="T8">o</text:span><text:span text:style-name="T7">cumento di analisi keyword.</text:span></text:p>
      <text:p text:style-name="Standard"/>
      <text:p text:style-name="Standard">Richiesta di creare o spedire contenuti per il sito (testo o immagini)</text:p>
      <text:p text:style-name="Standard"><text:span text:style-name="T1">Eventuale s</text:span>ervizio fotografico dal committente</text:p>
      <text:p text:style-name="Standard"/>
      <text:p text:style-name="P2">Fase 3 – Visual design</text:p>
      <text:p text:style-name="Standard">Creazione e convalida dei layout grafici</text:p>
      <text:p text:style-name="Standard">Costruzione del <text:span text:style-name="T2">prototipo di comunicazione</text:span></text:p>
      <text:p text:style-name="P3">Milestone 3 – <text:span text:style-name="T1">Invio, v</text:span>erifica e convalida del prototipo di comunicazione</text:p>
      <text:p text:style-name="Standard"/>
      <text:p text:style-name="P2">Fase 4 – Sviluppo delle funzioni del sito</text:p>
      <text:p text:style-name="Standard">Costruzione del <text:span text:style-name="T5">prototipo funzionale</text:span></text:p>
      <text:p text:style-name="Standard">Creazione di eventuali <text:span text:style-name="T2">manuali d'uso</text:span></text:p>
      <text:p text:style-name="Standard">Verifica e convalida delle funzioni sviluppate</text:p>
      <text:p text:style-name="Standard">Test di accessibilità</text:p>
      <text:p text:style-name="Standard">Test di usabilità</text:p>
      <text:p text:style-name="P4">Milestone 4 – <text:span text:style-name="T1">Invio, v</text:span>erifica e convalida del prototipo funzionale</text:p>
      <text:p text:style-name="Standard"/>
      <text:p text:style-name="P2">Fase 5 – Redazione dei contenuti</text:p>
      <text:p text:style-name="Standard">Ottenere i contenuti da parte del committente</text:p>
      <text:p text:style-name="P6">Ottimizzazione dei contenuti <text:span text:style-name="T9">in base alle KW </text:span></text:p>
      <text:p text:style-name="P6">Ottimizzazione interna della visibilità <text:span text:style-name="T9">in base alle KW</text:span></text:p>
      <text:p text:style-name="P5"><text:span text:style-name="T1">Costruzione del </text:span><text:span text:style-name="T3">template di comunicazione</text:span></text:p>
      <text:p text:style-name="P4">Milestone 5 – <text:span text:style-name="T1">Invio, v</text:span>erifica e convalida del prototipo di comunicazione</text:p>
      <text:p text:style-name="Standard"/>
      <text:p text:style-name="P6">Inserimento del codice di analisi contatti</text:p>
      <text:p text:style-name="P6">Registrazione sui motori di ricerca</text:p>
      <text:p text:style-name="P6">Registrazione nelle web directory</text:p>
      <text:p text:style-name="Standard"/>
      <text:p text:style-name="P2"><text:soft-page-break/>Fase 6 – Pubblicazione</text:p>
      <text:p text:style-name="Standard">Pubblicazione on-line della versione definitiva</text:p>
      <text:p text:style-name="Standard">Collaudo finale</text:p>
      <text:p text:style-name="Standard">Duplicazione in un sito di testing</text:p>
      <text:p text:style-name="Standard"/>
      <text:p text:style-name="Standard">Campagna di avvio sito in Goolgle AdWords</text:p>
      <text:p text:style-name="Standard">Campagna di link popularity</text:p>
      <text:p text:style-name="Standard"/>
      <text:p text:style-name="P2">Fase 7 - Gestione</text:p>
      <text:p text:style-name="Standard">Pubblicazione dei nuovi contenuti</text:p>
      <text:p text:style-name="Standard">Report mensile sui contatti generati</text:p>
      <text:p text:style-name="Standard">Consulen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2T09:21:15</meta:creation-date>
    <dc:date>2011-03-18T13:07:01</dc:date>
    <meta:editing-duration>PT03H17M06S</meta:editing-duration>
    <meta:editing-cycles>11</meta:editing-cycles>
    <meta:generator>OpenOffice.org/3.2$Unix OpenOffice.org_project/320m19$Build-9505</meta:generator>
    <meta:document-statistic meta:table-count="0" meta:image-count="0" meta:object-count="0" meta:page-count="2" meta:paragraph-count="48" meta:word-count="358" meta:character-count="2367"/>
  </office:meta>
</office:document-meta>
</file>